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a472" officeooo:paragraph-rsid="0014a472"/>
    </style:style>
    <style:style style:name="P2" style:family="paragraph" style:parent-style-name="Standard" style:list-style-name="L1">
      <style:text-properties officeooo:rsid="0014a472" officeooo:paragraph-rsid="0014a472"/>
    </style:style>
    <style:style style:name="P3" style:family="paragraph" style:parent-style-name="Standard" style:list-style-name="L1">
      <style:text-properties fo:font-weight="bold" officeooo:rsid="0014a472" officeooo:paragraph-rsid="0014a472" style:font-weight-asian="bold" style:font-weight-complex="bold"/>
    </style:style>
    <style:style style:name="P4" style:family="paragraph" style:parent-style-name="Standard" style:list-style-name="L1">
      <style:text-properties fo:font-weight="bold" officeooo:rsid="0014fd2e" officeooo:paragraph-rsid="0014fd2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Requisitos</text:p>
      <text:p text:style-name="P1"/>
      <text:list xml:id="list7849139235296693339" text:style-name="L1">
        <text:list-item>
          <text:p text:style-name="P2"><text:span text:style-name="T1">Concepção</text:span>: Como um projeto é iniciado? <text:s/>A maioria dos projetos começa quando é identificada necessidadedo negócio ou <text:s/>descoberto um novo serviço <text:s/>ou <text:s/>mercado e em potencial.</text:p>
        </text:list-item>
        <text:list-item>
          <text:p text:style-name="P3">Levantamento: </text:p>
          <text:list>
            <text:list-item>
              <text:p text:style-name="P3">Problemas de escopo.</text:p>
            </text:list-item>
            <text:list-item>
              <text:p text:style-name="P3">Problemas de entendimento.</text:p>
            </text:list-item>
            <text:list-item>
              <text:p text:style-name="P3">Problemas de volatilidade.</text:p>
            </text:list-item>
          </text:list>
        </text:list-item>
        <text:list-item>
          <text:p text:style-name="P3">Elaboração</text:p>
        </text:list-item>
        <text:list-item>
          <text:p text:style-name="P3">Negociação</text:p>
        </text:list-item>
        <text:list-item>
          <text:p text:style-name="P3">Especificações</text:p>
        </text:list-item>
        <text:list-item>
          <text:p text:style-name="P4">Gestão de requisit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8S</meta:editing-duration>
    <meta:editing-cycles>4</meta:editing-cycles>
    <meta:generator>LibreOffice/4.4.1.2$Windows_x86 LibreOffice_project/45e2de17089c24a1fa810c8f975a7171ba4cd432</meta:generator>
    <dc:date>2016-04-19T09:51:14.757000000</dc:date>
    <meta:document-statistic meta:table-count="0" meta:image-count="0" meta:object-count="0" meta:page-count="1" meta:paragraph-count="10" meta:word-count="54" meta:character-count="346" meta:non-whitespace-character-count="306"/>
    <meta:user-defined meta:name="Info 1"/>
    <meta:user-defined meta:name="Info 2"/>
    <meta:user-defined meta:name="Info 3"/>
    <meta:user-defined meta:name="Info 4"/>
  </office:meta>
</office:document-meta>
</file>